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TitleChar" style:family="text">
      <style:text-properties fo:font-weight="bold" style:font-weight-asian="bold" fo:text-transform="uppercase"/>
    </style:style>
    <style:style style:name="P4" style:parent-style-name="Title" style:family="paragraph">
      <style:text-properties fo:font-weight="normal" style:font-weight-asian="normal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P24" style:parent-style-name="Normal" style:family="paragraph">
      <style:paragraph-properties fo:break-before="page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3">[Meeting Name]</text:span></text:p>
      <text:p text:style-name="P4">Minutes</text:p>
      <text:p text:style-name="Details"><text:span text:style-name="T5">Date</text:span>:<text:s/>[Date]</text:p>
      <text:p text:style-name="Details"><text:span text:style-name="T6">Time</text:span>:<text:s/>[Time]</text:p>
      <text:p text:style-name="Details"><text:span text:style-name="T7">Facilitator</text:span>:<text:s/>[Facilitator]</text:p>
      <text:h text:style-name="Heading1" text:outline-level="1">In Attendance</text:h>
      <text:p text:style-name="Normal"><text:span text:style-name="T8">List attendees</text:span></text:p>
      <text:h text:style-name="Heading1" text:outline-level="1">Approval of Minutes</text:h>
      <text:p text:style-name="Normal"><text:span text:style-name="T9">The minutes were read from the August meeting and approved.</text:span></text:p>
      <text:h text:style-name="Heading1" text:outline-level="1">Board</text:h>
      <text:p text:style-name="Normal"><text:span text:style-name="T10">The Board, new principal, and guests were introduced.<text:s/></text:span><text:span text:style-name="T11">Mira Karlsson</text:span><text:span text:style-name="T12"><text:s/></text:span><text:span text:style-name="T13">was nominated as the new Secretary.</text:span><text:span text:style-name="T14"><text:s/></text:span><text:span text:style-name="T15">A motion to elect<text:s/></text:span><text:span text:style-name="T16">Mira</text:span><text:span text:style-name="T17"><text:s/>was made by<text:s/></text:span><text:span text:style-name="T18">Angelica Astrom</text:span><text:span text:style-name="T19"><text:s/>and seconded by<text:s/></text:span><text:span text:style-name="T20">August Bergqvist</text:span><text:span text:style-name="T21">. All present voted in favor, and<text:s/></text:span><text:span text:style-name="T22">Mira Karlsson</text:span><text:span text:style-name="T23"><text:s/>was confirmed as the new Secretary.</text:span></text:p>
      <text:h text:style-name="Heading1" text:outline-level="1">Advisory Committee</text:h>
      <text:p text:style-name="Normal">There are a number of parent openings on the Advisory Committee. These openings were listed in the most recent newsletter.<text:s/>Three parents indicated an interest in serving on the committee.<text:s/>August Bergqvist<text:s/>will follow up with those parents and do some additional recruiting to fill these openings.</text:p>
      <text:h text:style-name="Heading1" text:outline-level="1">Budget</text:h>
      <text:p text:style-name="Normal">The budget for the current school year was distributed by<text:s/>August Bergqvist, PTA Treasurer, and reviewed by the board and PTA members at the last meeting.<text:s/>In tonight’s meeting,<text:s/>Angelica Astrom<text:s/>made a motion to approve the budget which was seconded by<text:s/>Allan Mattsson. All present voted in favor of approving the budget as presented.</text:p>
      <text:h text:style-name="Heading1" text:outline-level="1">Principal’s Report</text:h>
      <text:p text:style-name="Normal">Principal<text:s/>Ian Hansson<text:s/>presented his report.</text:p>
      <text:p text:style-name="P24"/>
      <text:h text:style-name="Heading1" text:outline-level="1">New Business</text:h>
      <text:list text:style-name="LFO3" text:continue-numbering="true">
        <text:list-item>
          <text:p text:style-name="ListBullet">Recap of Back to School night – September 9</text:p>
        </text:list-item>
        <text:list-item>
          <text:p text:style-name="ListBullet">Parent Education Programs – Counselors</text:p>
        </text:list-item>
        <text:list-item>
          <text:p text:style-name="ListBullet">Teacher Grants Application Process –<text:s/><text:line-break/>School Principal</text:p>
        </text:list-item>
      </text:list>
      <text:h text:style-name="Heading1" text:outline-level="1"><text:span text:style-name="Heading1Char">Committee Reports</text:span></text:h>
      <text:list text:style-name="LFO3" text:continue-numbering="true">
        <text:list-item>
          <text:p text:style-name="ListBullet">Membership</text:p>
        </text:list-item>
        <text:list-item>
          <text:p text:style-name="ListBullet">Volunteers</text:p>
        </text:list-item>
        <text:list-item>
          <text:p text:style-name="ListBullet">Newsletter</text:p>
        </text:list-item>
        <text:list-item>
          <text:p text:style-name="ListBullet">Computer Support</text:p>
        </text:list-item>
      </text:list>
      <text:h text:style-name="Heading1" text:outline-level="1">Announcements</text:h>
      <text:p text:style-name="Normal"><text:span text:style-name="T25">Enter Announcements</text:span></text:p>
      <text:h text:style-name="Heading1" text:outline-level="1">Next Meeting</text:h>
      <text:p text:style-name="Normal"><text:span text:style-name="T26">Date | Time</text:span><text:span text:style-name="T27">,<text:s/></text:span><text:span text:style-name="T28">Location</text:span></text:p>
      <text:p text:style-name="Normal"><text:span text:style-name="T29">Motion to adjourn was made at 9:00 p.m. and was passed unanimous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anklin Gothic Book" svg:font-family="Franklin Gothic Book" style:font-family-generic="swiss" style:font-pitch="variable" svg:panose-1="2 11 5 3 2 1 2 2 2 4"/>
    <style:font-face style:name="HGGothicE" svg:font-family="HGGothic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5in"/>
      <style:text-properties style:font-name="Franklin Gothic Book" style:font-name-asian="HGGothic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/>
      <style:text-properties style:font-name="Franklin Gothic Medium" style:font-name-asian="HGSoeiKakugothicUB" style:font-name-complex="Times New Roman" fo:color="#000000" fo:font-size="15pt" style:font-size-asian="15pt" style:font-size-complex="1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.0555in"/>
      <style:text-properties style:font-name="Franklin Gothic Medium" style:font-name-asian="HGSoeiKakugothicUB" style:font-name-complex="Times New Roman" fo:color="#C0F400" fo:hyphenate="false"/>
    </style:style>
    <style:style style:name="Normal" style:display-name="Normal" style:family="paragraph">
      <style:text-properties fo:font-size="12pt" style:font-size-asian="12pt" style:font-size-complex="10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.3333in"/>
      <style:text-properties style:font-name="Franklin Gothic Medium" fo:font-weight="bold" style:font-weight-asian="bold" fo:text-transform="uppercase" style:use-window-font-color="true" fo:font-size="26pt" style:font-size-asian="26pt" fo:hyphenate="false"/>
    </style:style>
    <style:style style:name="TitleChar" style:display-name="Title Char" style:family="text" style:parent-style-name="DefaultParagraphFont">
      <style:text-properties style:font-name="Franklin Gothic Medium" fo:font-weight="bold" style:font-weight-asian="bold" fo:text-transform="uppercase" style:use-window-font-color="true" fo:font-size="26pt" style:font-size-asian="26pt" style:font-size-complex="10pt"/>
    </style:style>
    <style:style style:name="RowHeading" style:display-name="Row Heading" style:family="paragraph" style:parent-style-name="Normal">
      <style:text-properties fo:font-weight="bold" style:font-weight-asian="bold" style:font-weight-complex="bold" fo:hyphenate="false"/>
    </style:style>
    <style:style style:name="FormHeading" style:display-name="Form Heading" style:family="paragraph" style:parent-style-name="Normal">
      <style:paragraph-properties fo:margin-bottom="0.2222in" fo:margin-right="0.2in"/>
      <style:text-properties fo:color="#595959" fo:hyphenate="false"/>
    </style:style>
    <style:style style:name="TableText" style:display-name="Table Text" style:family="paragraph" style:parent-style-name="Normal">
      <style:paragraph-properties fo:margin-bottom="0.2222in"/>
      <style:text-properties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HGSoeiKakugothicUB" style:font-name-complex="Times New Roman" fo:color="#000000" fo:font-size="15pt" style:font-size-asian="15pt" style:font-size-complex="15pt"/>
    </style:style>
    <style:style style:name="ListNumber" style:display-name="List Number" style:family="paragraph" style:parent-style-name="Normal" style:list-style-name="LFO1">
      <style:paragraph-properties fo:margin-bottom="0.1388in"/>
      <style:text-properties fo:hyphenate="false"/>
    </style:style>
    <style:style style:name="Heading2Char" style:display-name="Heading 2 Char" style:family="text" style:parent-style-name="DefaultParagraphFont">
      <style:text-properties style:font-name="Franklin Gothic Medium" style:font-name-asian="HGSoeiKakugothicUB" style:font-name-complex="Times New Roman" fo:color="#C0F400" fo:font-size="12pt" style:font-size-asian="12pt" style:font-size-complex="10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color="#C0F400" fo:hyphenate="false"/>
    </style:style>
    <style:style style:name="FooterChar" style:display-name="Footer Char" style:family="text" style:parent-style-name="DefaultParagraphFont">
      <style:text-properties fo:color="#C0F400" fo:font-size="12pt" style:font-size-asian="12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use-window-font-color="true" style:font-size-complex="12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Bullet" style:display-name="List Bullet" style:family="paragraph" style:parent-style-name="Normal" style:list-style-name="LFO3">
      <style:paragraph-properties style:contextual-spacing="true" fo:margin-top="0.0694in" fo:margin-bottom="0.0694in" fo:line-height="100%"/>
      <style:text-properties style:use-window-font-color="true" fo:font-size="11pt" style:font-size-asian="11pt" style:font-size-complex="10.5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0pt"/>
    </style:style>
    <style:style style:name="Details" style:display-name="Details" style:family="paragraph" style:parent-style-name="Normal">
      <style:paragraph-properties style:contextual-spacing="true" fo:margin-bottom="0.25in"/>
      <style:text-properties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color="#595959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c0f400" draw:opacity="100%" draw:stroke="solid" svg:stroke-width="0.01389in" svg:stroke-color="#8cb300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use-window-font-color="true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>
      <style:graphic-properties draw:fill="solid" draw:fill-color="#2f3342" draw:opacity="100%" draw:stroke="none"/>
    </style:style>
    <style:style style:family="graphic" style:name="a1">
      <style:graphic-properties draw:fill="solid" draw:fill-color="#e7e6e6" draw:opacity="100%" draw:stroke="none" draw:shadow="visible" draw:shadow-offset-x="0.04167in" draw:shadow-offset-y="0in" draw:shadow-color="#000000" draw:shadow-opacity="40%"/>
    </style:style>
    <style:style style:family="graphic" style:name="a2">
      <style:graphic-properties draw:fill="solid" draw:fill-color="#c0f400" draw:opacity="100%" draw:stroke="none" draw:shadow="visible" draw:shadow-offset-x="0.04167in" draw:shadow-offset-y="0in" draw:shadow-color="#000000" draw:shadow-opacity="40%"/>
    </style:style>
    <style:style style:family="graphic" style:name="a3">
      <style:graphic-properties draw:fill="solid" draw:fill-color="#2f3342" draw:opacity="100%" draw:stroke="none"/>
    </style:style>
    <style:style style:family="graphic" style:name="a4">
      <style:graphic-properties draw:fill="solid" draw:fill-color="#ffffff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draw:fill="none" draw:stroke="solid" svg:stroke-width="0.04167in" svg:stroke-color="#c0f4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Header"><text:span text:style-name="T2"><draw:g draw:z-index="251661312" draw:name="Group 6" draw:id="id6" draw:style-name="a6" text:anchor-type="paragraph"><svg:title/><svg:desc/><draw:custom-shape svg:x="0.30843in" svg:y="0in" svg:width="8.58919in" svg:height="2.20807in" draw:id="id0" draw:style-name="a0" draw:name="Freeform: Shape 9"><svg:title/><svg:desc/><draw:enhanced-geometry draw:type="non-primitive" svg:viewBox="0 0 5350933 1388533" draw:enhanced-path="M 5640 5640 L 5345567 5640 5345567 1384014 5640 1384014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50933"/><draw:equation draw:name="f7" draw:formula="?f4 / 1388533"/><draw:equation draw:name="f8" draw:formula="5640 * ?f5 / 5350933"/><draw:equation draw:name="f9" draw:formula="5640 * ?f4 / 1388533"/><draw:equation draw:name="f10" draw:formula="5345567 * ?f5 / 5350933"/><draw:equation draw:name="f11" draw:formula="1384014 * ?f4 / 138853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70056in" svg:y="0.61663in" svg:width="8.92931in" svg:height="9.57239in" draw:id="id1" draw:style-name="a1" draw:name="Freeform: Shape 10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0.81693in" svg:y="0.61663in" svg:width="8.92931in" svg:height="9.57239in" draw:id="id2" draw:style-name="a2" draw:name="Freeform: Shape 19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0.32511in" svg:y="10.19943in" svg:width="8.57599in" svg:height="1.06237in" draw:id="id3" draw:style-name="a3" draw:name="Freeform: Shape 20"><svg:title/><svg:desc/><draw:enhanced-geometry draw:type="non-primitive" svg:viewBox="0 0 5342466 1041399" draw:enhanced-path="M 5640 5640 L 5339640 5640 5339640 1036880 5640 1036880 Z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42466"/><draw:equation draw:name="f7" draw:formula="?f4 / 1041399"/><draw:equation draw:name="f8" draw:formula="5640 * ?f5 / 5342466"/><draw:equation draw:name="f9" draw:formula="5640 * ?f4 / 1041399"/><draw:equation draw:name="f10" draw:formula="5339640 * ?f5 / 5342466"/><draw:equation draw:name="f11" draw:formula="1036880 * ?f4 / 1041399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in" svg:y="0.61663in" svg:width="8.92931in" svg:height="9.57239in" draw:id="id4" draw:style-name="a4" draw:name="Freeform: Shape 21"><svg:title/><svg:desc/><draw:enhanced-geometry draw:type="non-primitive" svg:viewBox="0 0 5339927 6018954" draw:enhanced-path="M 5339927 915247 L 3787987 915247 C 3787987 915247 3374067 956949 3327400 435187 L 3327400 476889 C 3327400 236435 3132667 0 2892213 0 L 238760 0 C 150707 0 68580 26247 0 71120 L 0 6018954 5339927 6018954 5339927 915247 Z N" draw:text-areas="?f32 ?f34 ?f33 ?f35" draw:glue-points="?f20 ?f21 ?f22 ?f21 ?f23 ?f24 ?f23 ?f25 ?f26 ?f27 ?f28 ?f27 ?f29 ?f30 ?f29 ?f31 ?f20 ?f31 ?f20 ?f21" draw:glue-point-leaving-directions="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927"/><draw:equation draw:name="f7" draw:formula="?f4 / 6018954"/><draw:equation draw:name="f8" draw:formula="5339927 * ?f5 / 5339927"/><draw:equation draw:name="f9" draw:formula="915247 * ?f4 / 6018954"/><draw:equation draw:name="f10" draw:formula="3787987 * ?f5 / 5339927"/><draw:equation draw:name="f11" draw:formula="3327400 * ?f5 / 5339927"/><draw:equation draw:name="f12" draw:formula="435187 * ?f4 / 6018954"/><draw:equation draw:name="f13" draw:formula="476889 * ?f4 / 6018954"/><draw:equation draw:name="f14" draw:formula="2892213 * ?f5 / 5339927"/><draw:equation draw:name="f15" draw:formula="0 * ?f4 / 6018954"/><draw:equation draw:name="f16" draw:formula="238760 * ?f5 / 5339927"/><draw:equation draw:name="f17" draw:formula="0 * ?f5 / 5339927"/><draw:equation draw:name="f18" draw:formula="71120 * ?f4 / 6018954"/><draw:equation draw:name="f19" draw:formula="6018954 * ?f4 / 6018954"/><draw:equation draw:name="f20" draw:formula="?f8 / ?f6"/><draw:equation draw:name="f21" draw:formula="?f9 / ?f7"/><draw:equation draw:name="f22" draw:formula="?f10 / ?f6"/><draw:equation draw:name="f23" draw:formula="?f11 / ?f6"/><draw:equation draw:name="f24" draw:formula="?f12 / ?f7"/><draw:equation draw:name="f25" draw:formula="?f13 / ?f7"/><draw:equation draw:name="f26" draw:formula="?f14 / ?f6"/><draw:equation draw:name="f27" draw:formula="?f15 / ?f7"/><draw:equation draw:name="f28" draw:formula="?f16 / ?f6"/><draw:equation draw:name="f29" draw:formula="?f17 / ?f6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onnector draw:type="line" svg:x1="0.83361in" svg:y1="0.91662in" svg:x2="0.83361in" svg:y2="10.01815in" draw:id="id5" draw:style-name="a5" draw:name="Straight Connector 22"><svg:title/><svg:desc/></draw:connector></draw:g></text:span></text:p>
      </style:header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2-03-04T14:34:00Z</meta:creation-date>
    <dc:date>2022-03-04T14:35:00Z</dc:date>
    <meta:template xlink:href="Educational%20meeting%20minutes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2" meta:paragraph-count="3" meta:word-count="237" meta:character-count="1590" meta:row-count="11" meta:non-whitespace-character-count="1356"/>
  </office:meta>
</office:document-meta>
</file>